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P2" style:family="paragraph" style:parent-style-name="Standard">
      <style:paragraph-properties fo:margin-left="0in" fo:margin-right="0in" fo:margin-top="0.1362in" fo:margin-bottom="0in" loext:contextual-spacing="false" fo:line-height="100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" style:family="paragraph" style:parent-style-name="Standard">
      <style:paragraph-properties fo:margin-left="0.0102in" fo:margin-right="0in" fo:margin-top="0.4055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4" style:family="paragraph" style:parent-style-name="Standard">
      <style:paragraph-properties fo:margin-left="0.0102in" fo:margin-right="0in" fo:margin-top="0.2154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" style:family="paragraph" style:parent-style-name="Standard">
      <style:paragraph-properties fo:margin-left="0.0102in" fo:margin-right="0in" fo:margin-top="0.1984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6" style:family="paragraph" style:parent-style-name="Standard">
      <style:paragraph-properties fo:margin-left="0.0083in" fo:margin-right="0in" fo:margin-top="0.2154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7" style:family="paragraph" style:parent-style-name="Standard">
      <style:paragraph-properties fo:margin-left="0.0091in" fo:margin-right="0in" fo:margin-top="0.40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8" style:family="paragraph" style:parent-style-name="Standard">
      <style:paragraph-properties fo:margin-left="0.0028in" fo:margin-right="-0.0035in" fo:margin-top="0.248in" fo:margin-bottom="0in" loext:contextual-spacing="false" fo:line-height="171%" fo:text-align="justify" style:justify-single-word="false" fo:keep-together="auto" fo:orphans="0" fo:widows="0" fo:text-indent="0.0055in" style:auto-text-indent="false" fo:break-before="auto" fo:break-after="auto" fo:padding="0in" fo:border="none" fo:keep-with-next="auto"/>
    </style:style>
    <style:style style:name="P9" style:family="paragraph" style:parent-style-name="Standard">
      <style:paragraph-properties fo:margin-left="0.002in" fo:margin-right="0in" fo:margin-top="0.371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0" style:family="paragraph" style:parent-style-name="Standard">
      <style:paragraph-properties fo:margin-left="0.002in" fo:margin-right="0in" fo:margin-top="0.371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size="12pt" fo:font-weight="bold" style:font-size-asian="12pt" style:font-weight-asian="bold" style:font-size-complex="12pt"/>
    </style:style>
    <style:style style:name="P11" style:family="paragraph" style:parent-style-name="Standard">
      <style:paragraph-properties fo:margin-left="0.0028in" fo:margin-right="-0.0035in" fo:margin-top="0.248in" fo:margin-bottom="0in" loext:contextual-spacing="false" fo:line-height="171%" fo:text-align="start" style:justify-single-word="false" fo:keep-together="auto" fo:orphans="0" fo:widows="0" fo:text-indent="0.0008in" style:auto-text-indent="false" fo:break-before="auto" fo:break-after="auto" fo:padding="0in" fo:border="none" fo:keep-with-next="auto"/>
    </style:style>
    <style:style style:name="P12" style:family="paragraph" style:parent-style-name="Standard">
      <style:paragraph-properties fo:margin-left="0.0028in" fo:margin-right="-0.0035in" fo:margin-top="0.0272in" fo:margin-bottom="0in" loext:contextual-spacing="false" fo:line-height="171%" fo:text-align="start" style:justify-single-word="false" fo:keep-together="auto" fo:orphans="0" fo:widows="0" fo:text-indent="0.0008in" style:auto-text-indent="false" fo:break-before="auto" fo:break-after="auto" fo:padding="0in" fo:border="none" fo:keep-with-next="auto"/>
    </style:style>
    <style:style style:name="P13" style:family="paragraph" style:parent-style-name="Standard">
      <style:paragraph-properties fo:margin-left="0in" fo:margin-right="-0.0035in" fo:margin-top="0.0264in" fo:margin-bottom="0in" loext:contextual-spacing="false" fo:line-height="171%" fo:text-align="start" style:justify-single-word="false" fo:keep-together="auto" fo:orphans="0" fo:widows="0" fo:text-indent="0.0043in" style:auto-text-indent="false" fo:break-before="auto" fo:break-after="auto" fo:padding="0in" fo:border="none" fo:keep-with-next="auto"/>
    </style:style>
    <style:style style:name="P14" style:family="paragraph" style:parent-style-name="Standard">
      <style:paragraph-properties fo:margin-left="0.0091in" fo:margin-right="-0.0035in" fo:margin-top="0.0272in" fo:margin-bottom="0in" loext:contextual-spacing="false" fo:line-height="171%" fo:text-align="start" style:justify-single-word="false" fo:keep-together="auto" fo:orphans="0" fo:widows="0" fo:text-indent="-0.0047in" style:auto-text-indent="false" fo:break-before="auto" fo:break-after="auto" fo:padding="0in" fo:border="none" fo:keep-with-next="auto"/>
    </style:style>
    <style:style style:name="P15" style:family="paragraph" style:parent-style-name="Standard">
      <style:paragraph-properties fo:margin-left="0.0043in" fo:margin-right="0.1634in" fo:margin-top="0.0272in" fo:margin-bottom="0in" loext:contextual-spacing="false" fo:line-height="171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6" style:family="paragraph" style:parent-style-name="Standard">
      <style:paragraph-properties fo:margin-left="0.0043in" fo:margin-right="0.9272in" fo:margin-top="0.0272in" fo:margin-bottom="0in" loext:contextual-spacing="false" fo:line-height="171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7" style:family="paragraph" style:parent-style-name="Standard">
      <style:paragraph-properties fo:margin-left="0.011in" fo:margin-right="0in" fo:margin-top="0.24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8" style:family="paragraph" style:parent-style-name="Standard">
      <style:paragraph-properties fo:margin-left="0.0043in" fo:margin-right="0in" fo:margin-top="0.4516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9" style:family="paragraph" style:parent-style-name="Standard">
      <style:paragraph-properties fo:margin-left="0.0043in" fo:margin-right="0in" fo:margin-top="0.27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0" style:family="paragraph" style:parent-style-name="Standard">
      <style:paragraph-properties fo:margin-left="0.0035in" fo:margin-right="-0.0035in" fo:margin-top="0.1362in" fo:margin-bottom="0in" loext:contextual-spacing="false" fo:line-height="171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1" style:family="paragraph" style:parent-style-name="Standard">
      <style:paragraph-properties fo:margin-left="0.0028in" fo:margin-right="-0.0035in" fo:margin-top="0.248in" fo:margin-bottom="0in" loext:contextual-spacing="false" fo:line-height="171%" fo:text-align="justify" style:justify-single-word="false" fo:keep-together="auto" fo:orphans="0" fo:widows="0" fo:text-indent="0.0083in" style:auto-text-indent="false" fo:break-before="auto" fo:break-after="auto" fo:padding="0in" fo:border="none" fo:keep-with-next="auto"/>
    </style:style>
    <style:style style:name="P22" style:family="paragraph" style:parent-style-name="Standard">
      <style:paragraph-properties fo:margin-left="0.0102in" fo:margin-right="1.802in" fo:margin-top="0.1984in" fo:margin-bottom="0in" loext:contextual-spacing="false" fo:line-height="196%" fo:text-align="start" style:justify-single-word="false" fo:keep-together="auto" fo:orphans="0" fo:widows="0" fo:text-indent="-0.0063in" style:auto-text-indent="false" fo:break-before="auto" fo:break-after="auto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3" style:family="text">
      <style:text-properties fo:font-size="12pt" fo:font-weight="bold" style:font-size-asian="12pt" style:font-weight-asian="bold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Hackers4Justice - Member Agreement to Code of Conduct and Charter </text:span></text:p>
      <text:p text:style-name="P3"><text:span text:style-name="T2">Effective From Date: May 01, 2025 </text:span></text:p>
      <text:p text:style-name="P6"><text:span text:style-name="T2">Member Name (Legal or Handle): ___________________________ </text:span></text:p>
      <text:p text:style-name="P4"><text:span text:style-name="T2">Email / Contact Info: ______________________________________ </text:span></text:p>
      <text:p text:style-name="P7"><text:span text:style-name="T1">1. Purpose of This Agreement </text:span></text:p>
      <text:p text:style-name="P8"><text:span text:style-name="T2">By signing this document, I affirm that I have read, understood, and agree to abide by the Hackers4Justice Charter and Code of Conduct on </text:span>the Discord server under #charter<text:span text:style-name="T2">. I understand that my participation in the organization is a privilege, not a right, and I accept the responsibilities that come with this role. </text:span></text:p>
      <text:p text:style-name="P9"><text:span text:style-name="T1">2. Commitments </text:span></text:p>
      <text:p text:style-name="P11"><text:span text:style-name="T2">- I have read and understood the current version of the Hackers4Justice Charter and Code of Conduct. - I will operate strictly within the legal frameworks of my own jurisdiction and any jurisdictions affected by my actions. </text:span></text:p>
      <text:p text:style-name="P13"><text:span text:style-name="T2">- I will not engage in or support unauthorized access, surveillance, doxing, social engineering, or any activity that violates applicable laws or ethical standards. </text:span></text:p>
      <text:p text:style-name="P14"><text:span text:style-name="T2">- I will respect the privacy, safety, and dignity of all individuals-whether victims, suspects, or fellow researchers. </text:span></text:p>
      <text:p text:style-name="P12"><text:span text:style-name="T2">- I will not claim to represent law enforcement or Hackers4Justice in any official capacity unless explicitly authorized to do so. </text:span></text:p>
      <text:p text:style-name="P15"><text:span text:style-name="T2">- I will maintain confidentiality with regard to any sensitive material or investigations I am granted access to. - I will promptly report any violations of the Code of Conduct by other members. </text:span></text:p>
      <text:p text:style-name="P16"><text:span text:style-name="T2">- I acknowledge that participation is voluntary and revocable at any time by the leadership team (mods/admin/owner). - I will not bring disrepute to Hackers4Justice through my online or offline conduct. </text:span></text:p>
      <text:p text:style-name="P10"/>
      <text:p text:style-name="P10"/>
      <text:p text:style-name="P9"><text:span text:style-name="T1">3. Tiered Access &amp; Identity Disclosure </text:span></text:p>
      <text:p text:style-name="P17"><text:span text:style-name="T2">I understand and accept that: </text:span></text:p>
      <text:p text:style-name="P18"><text:span text:style-name="T2">- General (1st Tier) membership does not require ID verification. </text:span></text:p>
      <text:p text:style-name="P2"><text:span text:style-name="T2">- In the event that I am asked to assist with a sensitive case involving law enforcement, I may be asked to</text:span> <text:span text:style-name="T2">temporarily verify my identity through secure means. </text:span></text:p>
      <text:p text:style-name="P20"><text:span text:style-name="T2">- Participation in such cases is optional and requires case-specific consent and may involve additional confidentiality or legal agreements. </text:span></text:p>
      <text:p text:style-name="P9"><text:span text:style-name="T1">4. Liability Waiver </text:span></text:p>
      <text:p text:style-name="P21"><text:span text:style-name="T2">I understand that Hackers4Justice is a volunteer-based organization. I release the organization, its founders, and its leadership from any liability arising from independent actions I take outside of the defined Code of Conduct. </text:span></text:p>
      <text:p text:style-name="P9"><text:span text:style-name="T1">5. Signature </text:span></text:p>
      <text:p text:style-name="P19"><text:span text:style-name="T1">Signature: _________________________ </text:span></text:p>
      <text:p text:style-name="P5"><text:span text:style-name="T1">Date: _____________________________ </text:span></text:p>
      <text:p text:style-name="P22"><text:soft-page-break/><text:span text:style-name="T1">(Optional) Legal Name for Verification: ___________________________ Preferred Handle or Alias: ___________________________</text:span></text:p>
      <text:p text:style-name="P22"><text:span text:style-name="T3">END OF AGREEMEN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807in" style:num-format="1" style:print-orientation="portrait" fo:margin-top="0.4736in" fo:margin-bottom="1.0957in" fo:margin-left="0.4346in" fo:margin-right="0.4327in" style:writing-mode="lr-tb" style:layout-grid-color="#c0c0c0" style:layout-grid-lines="2568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5" meta:word-count="375" meta:character-count="2528" meta:non-whitespace-character-count="2155"/>
    <meta:generator>LibreOfficeDev/6.0.5.2$Linux_X86_64 LibreOffice_project/</meta:generator>
  </office:meta>
</office:document-meta>
</file>